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87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7" style:family="paragraph" style:parent-style-name="Text_20_body">
      <style:text-properties style:font-name="Arial" style:font-name-asian="Arial" style:font-name-complex="Arial"/>
    </style:style>
    <style:style style:name="P8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9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1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1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7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23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Standard" style:list-style-name="L1">
      <style:text-properties style:font-name="Arial" fo:font-size="16pt" style:font-size-asian="16pt" style:font-size-complex="16pt"/>
    </style:style>
    <style:style style:name="P27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style:font-name-asian="Arial" style:font-name-complex="Ari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3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9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4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4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44" style:family="paragraph" style:parent-style-name="Table_20_Contents">
      <style:text-properties style:font-name="Arial" fo:font-size="14pt" style:font-name-asian="Arial" style:font-name-complex="Arial"/>
    </style:style>
    <style:style style:name="P4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1323144" text:id="ct1613231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61323248" text:id="ct1613232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61323352" text:id="ct1613233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61323560" text:id="ct1613235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077728424196546" text:style-name="L1">
        <text:list-item>
          <text:p text:style-name="P26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27"/>
        </text:list-item>
      </text:list>
      <text:p text:style-name="P30"/>
      <text:p text:style-name="P20"/>
      <text:p text:style-name="P2"><text:change text:change-id="ct161323144"/></text:p>
      <text:p text:style-name="P18">[XXX] 20200220_101323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31">1:13</text:p>
            <text:p text:style-name="P31">וְהָיָה חֵילָם </text:p>
            <text:p text:style-name="P31">לִמְשִׁסָּה וּבָתֵּיהֶם</text:p>
            <text:p text:style-name="P31"/>
            <text:p text:style-name="P31"><text:s/>לִשְׁמָמָה </text:p>
            <text:p text:style-name="P31">וּבָנוּ בָתִּים וְלֹא יֵשֵׁבוּ</text:p>
            <text:p text:style-name="P31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31">1:14</text:p>
            <text:p text:style-name="P31">קָרוֹב יוֹם־יְהוָה הַגָּדוֹל</text:p>
            <text:p text:style-name="P31"><text:s/>קָרוֹב וּמַהֵר מְאֹד </text:p>
            <text:p text:style-name="P31">קוֹל יוֹם יְהוָה</text:p>
            <text:p text:style-name="P31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able:table-row>
          <table:table-cell table:style-name="表135.A2" office:value-type="string">
            <text:p text:style-name="P31">1:15</text:p>
            <text:p text:style-name="P31"><text:soft-page-break/>יוֹם עֶבְרָה </text:p>
            <text:p text:style-name="P31">הַיּוֹם הַהוּא יוֹם צָרָה</text:p>
            <text:p text:style-name="P31"><text:s/>וּמְצוּקָה יוֹם שֹׁאָה וּמְשׁוֹאָה יוֹם חֹשֶׁ</text:p>
            <text:p text:style-name="P31">#</text:p>
            <text:p text:style-name="P31">וַאֲפֵלָה יוֹם עָנָן </text:p>
            <text:p text:style-name="P31">וַעֲרָפֶל</text:p>
          </table:table-cell>
          <table:table-cell table:style-name="表135.B2" office:value-type="string">
            <text:p text:style-name="P28"/>
            <text:p text:style-name="P28"><text:soft-page-break/></text:p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31">1:16</text:p>
            <text:p text:style-name="P31">יוֹם שׁוֹפָר וּתְרוּעָה</text:p>
            <text:p text:style-name="P31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</text:p>
      <text:p text:style-name="P7"/>
      <text:p text:style-name="P35"><text:change text:change-id="ct161323248"/></text:p>
      <text:p text:style-name="P18">[20200221_093042]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1">1:17</text:p>
            <text:p text:style-name="P31"><text:soft-page-break/>וַהֲצֵרֹתִי לָאָדָם וְהָלְכוּ</text:p>
            <text:p text:style-name="P31"><text:s/>כַּעִוְרִים כִּי לַיהוָה חָטָאוּ וְשֻׁפַּ</text:p>
            <text:p text:style-name="P31">#</text:p>
            <text:p text:style-name="P31">דָּמָם כֶּעָפָר </text:p>
            <text:p text:style-name="P31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<text:soft-page-break/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31">1:18</text:p>
            <text:p text:style-name="P31">גַּם־כַּסְפָּם גַּם־זְהָבָם לֹא־יוּכַל לְהַצִּילָם </text:p>
            <text:p text:style-name="P31">בְּיוֹם עֶבְרַת יְהוָה וּבְאֵשׁ קִנְאָתוֹ תֵּאָכֵל כָּל־הָאָרֶץ כִּי־כָלָה</text:p>
            <text:p text:style-name="P31">אַ</text:p>
            <text:p text:style-name="P31">#</text:p>
            <text:p text:style-name="P31">־נִבְהָלָה יַעֲשֶׂה </text:p>
            <text:p text:style-name="P31">אֵת כָּל־יֹשְׁבֵי</text:p>
            <text:p text:style-name="P31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221_094316</text:p>
      <text:p text:style-name="P9"><text:soft-page-break/></text:p>
      <text:p text:style-name="P37"/>
      <text:p text:style-name="P8"/>
      <text:p text:style-name="P4"><text:change text:change-id="ct161323352"/></text:p>
      <text:p text:style-name="P18">[XXX] 20200223_093032</text:p>
      <text:p text:style-name="P9"/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31">2:1</text:p>
            <text:p text:style-name="P31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31">2:2</text:p>
            <text:p text:style-name="P31">בְּטֶרֶם לֶדֶת </text:p>
            <text:p text:style-name="P31">חֹק כְּמֹץ עָבַר</text:p>
            <text:p text:style-name="P31"><text:s/>יוֹם בְּטֶרֶם לֹא־יָבוֹא</text:p>
            <text:p text:style-name="P31"><text:s/>עֲלֵיכֶם חֲרוֹן</text:p>
            <text:p text:style-name="P31"><text:s/>אַף־יְהוָה בְּטֶרֶם </text:p>
            <text:p text:style-name="P31">לֹא־יָבוֹא עֲלֵיכֶם </text:p>
            <text:p text:style-name="P31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<text:soft-page-break/>[/  XXX]</text:p>
      <text:p text:style-name="P7"/>
      <text:p text:style-name="P9"/>
      <text:p text:style-name="P18">[XXX] 20200224_073304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31">2:3</text:p>
            <text:p text:style-name="P31">בַּקְּשׁוּ אֶת־יְהוָה כָּל־עַנְוֵי </text:p>
            <text:p text:style-name="P31">הָאָרֶץ אֲשֶׁר מִשְׁפָּטוֹ</text:p>
            <text:p text:style-name="P31"><text:s/>פָּעָלוּ בַּקְּשׁוּ־צֶדֶק </text:p>
            <text:p text:style-name="P31">בַּקְּשׁוּ עֲנָוָה אוּלַי</text:p>
            <text:p text:style-name="P31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31">2:4</text:p>
            <text:p text:style-name="P31">כִּי עַזָּה עֲזוּבָה תִהְיֶה וְאַשְׁקְלוֹן לִשְׁמָמָה אַשְׁדּוֹד בַּצָּהֳרַיִם יְגָרְשׁוּהָ וְעֶקְרוֹן </text:p>
            <text:p text:style-name="P31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224_074304</text:p>
      <text:p text:style-name="P7"><text:soft-page-break/></text:p>
      <text:p text:style-name="P9"/>
      <text:p text:style-name="P18">[XXX] 20200225_094750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31">2:5</text:p>
            <text:p text:style-name="P31">הוֹי יֹשְׁבֵי חֶבֶל הַיָּם</text:p>
            <text:p text:style-name="P31"><text:s/>גּוֹי כְּרֵתִים דְּבַר־יְהוָה עֲלֵיכֶם כְּנַעַן אֶרֶץ</text:p>
            <text:p text:style-name="P31"><text:s/>פְּלִשְׁתִּים וְהַאֲבַדְתִּי</text:p>
            <text:p text:style-name="P31">#</text:p>
            <text:p text:style-name="P31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31">2:6</text:p>
            <text:p text:style-name="P31">וְהָיְתָה חֶבֶל הַיָּם </text:p>
            <text:p text:style-name="P31">נְוֹת כְּרֹת רֹעִים </text:p>
            <text:p text:style-name="P31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225_100525</text:p>
      <text:p text:style-name="P7"/>
      <text:p text:style-name="P10"/>
      <text:p text:style-name="P11"/>
      <text:p text:style-name="P18"><text:soft-page-break/>[XXX] 20200226_084046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31">2:7</text:p>
            <text:p text:style-name="P31">וְהָיָה חֶבֶל לִשְׁאֵרִית </text:p>
            <text:p text:style-name="P31">בֵּית יְהוּדָה עֲלֵיהֶם</text:p>
            <text:p text:style-name="P31"><text:s/>יִרְעוּן בְּבָתֵּי</text:p>
            <text:p text:style-name="P31"><text:s/>אַשְׁקְלוֹן בָּעֶרֶב יִרְבָּצוּן</text:p>
            <text:p text:style-name="P31"><text:s/>כִּי יִפְקְדֵם יְהוָה אֱלֹהֵיהֶם וְשָׁב</text:p>
            <text:p text:style-name="P31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31">2:8</text:p>
            <text:p text:style-name="P31">שָׁמַעְתִּי חֶרְפַּת מוֹאָב וְגִדּוּפֵי בְּנֵי עַמּוֹן</text:p>
            <text:p text:style-name="P31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</text:p>
      <text:p text:style-name="P7"/>
      <text:p text:style-name="P11"/>
      <text:p text:style-name="P18"><text:soft-page-break/>[XXX] 20200227_095431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2">2:9</text:p>
            <text:p text:style-name="P6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6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6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6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6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6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6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6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34"/>
            <text:p text:style-name="P6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2">2:10</text:p>
            <text:p text:style-name="P6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6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6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able:table-row>
          <table:table-cell table:style-name="表7.A2" office:value-type="string">
            <text:p text:style-name="P32">2:11</text:p>
            <text:p text:style-name="P6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6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6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6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6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6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28"/>
            <text:p text:style-name="P28"/>
            <text:p text:style-name="P28"><text:soft-page-break/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227_101816</text:p>
      <text:p text:style-name="P7"/>
      <text:p text:style-name="P11"/>
      <text:p text:style-name="P7"/>
      <text:p text:style-name="P18">[XXX] 20200228_092537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31">2:12</text:p>
            <text:p text:style-name="P31">גַּם־אַתֶּם כּוּשִׁים חַלְלֵי חַרְבִּי הֵמָּה</text:p>
          </table:table-cell>
          <table:table-cell table:style-name="表8.B1" office:value-type="string">
            <text:p text:style-name="P33"/>
            <text:p text:style-name="P33"/>
            <text:p text:style-name="P33">also – thou / cushite / pierced</text:p>
            <text:p text:style-name="P33"/>
            <text:p text:style-name="P33">sword + my / they</text:p>
          </table:table-cell>
        </table:table-row>
        <table:table-row>
          <table:table-cell table:style-name="表8.A2" office:value-type="string">
            <text:p text:style-name="P31">2:13</text:p>
            <text:p text:style-name="P31">וְיֵט יָדוֹ </text:p>
            <text:p text:style-name="P31">עַל־צָפוֹן וִיאַבֵּד</text:p>
            <text:p text:style-name="P31"><text:s/>אֶת־אַשּׁוּר וְיָשֵׂם </text:p>
            <text:p text:style-name="P31"><text:soft-page-break/>אֶת־נִינְוֵה לִשְׁמָמָה </text:p>
            <text:p text:style-name="P31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/>
            <text:p text:style-name="P28">even – Ashshur / and to put</text:p>
            <text:p text:style-name="P28"><text:soft-page-break/></text:p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31">2:14</text:p>
            <text:p text:style-name="P31">וְרָבְצוּ בְתוֹכָהּ </text:p>
            <text:p text:style-name="P31">עֲדָרִים כָּל־חַיְתוֹ־גוֹי גַּם־קָאַת גַּם־קִפֹּד</text:p>
            <text:p text:style-name="P31"><text:s/>בְּכַפְתֹּרֶיהָ יָלִינוּ </text:p>
            <text:p text:style-name="P31">קוֹל יְשׁוֹרֵר בַּחַלּוֹן </text:p>
            <text:p text:style-name="P31">חֹרֶב בַּסַּף </text:p>
            <text:p text:style-name="P31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228_094527</text:p>
      <text:p text:style-name="P7"/>
      <text:p text:style-name="P11"/>
      <text:p text:style-name="P7"/>
      <text:p text:style-name="P18">[XXX] 20200301_095931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1">2:15</text:p>
            <text:p text:style-name="P31">זֹאת הָעִיר הָעַלִּיזָה הַיּוֹשֶׁבֶת לָבֶטַח <text:soft-page-break/>הָאֹמְרָה בִּלְבָבָהּ</text:p>
            <text:p text:style-name="P31"><text:s/>אֲנִי וְאַפְסִי עוֹד אֵי</text:p>
            <text:p text:style-name="P31">#</text:p>
            <text:p text:style-name="P31">הָיְתָה לְשַׁמָּה </text:p>
            <text:p text:style-name="P31">מַרְבֵּץ לַחַיָּה </text:p>
            <text:p text:style-name="P31">כֹּל עוֹבֵר עָלֶיהָ</text:p>
            <text:p text:style-name="P31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this / the city / the exultant</text:p>
            <text:p text:style-name="P28"/>
            <text:p text:style-name="P28">the to dwell / in safety</text:p>
            <text:p text:style-name="P28"><text:soft-page-break/></text:p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31">3:1</text:p>
            <text:p text:style-name="P31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31">3:2</text:p>
            <text:p text:style-name="P31">לֹא שָׁמְעָה בְּקוֹל לֹא לָקְחָה מוּסָר בַּיהוָה </text:p>
            <text:p text:style-name="P31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01_101634</text:p>
      <text:p text:style-name="P7"/>
      <text:p text:style-name="P11"/>
      <text:p text:style-name="P18">[XXX] 20200302_090639</text:p>
      <text:p text:style-name="P7"/>
      <text:p text:style-name="P21"><text:soft-page-break/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31">3:3</text:p>
            <text:p text:style-name="P31">שָׂרֶיהָ בְקִרְבָּהּ</text:p>
            <text:p text:style-name="P3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31">3:4</text:p>
            <text:p text:style-name="P31">נְבִיאֶיהָ פֹּחֲזִים</text:p>
            <text:p text:style-name="P3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</text:p>
      <text:p text:style-name="P7"/>
      <text:p text:style-name="P11"/>
      <text:p text:style-name="P10"/>
      <text:p text:style-name="P18">[XXX] 20200303_095642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31">3:5</text:p>
            <text:p text:style-name="P31"><text:soft-page-break/>יְהוָה צַדִּיק בְּקִרְבָּהּ</text:p>
            <text:p text:style-name="P31">לֹא יַעֲשֶׂה עַוְלָה</text:p>
            <text:p text:style-name="P3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<text:soft-page-break/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31">3:6</text:p>
            <text:p text:style-name="P31">הִכְרַתִּי גוֹיִם נָשַׁמּוּ פִּנּוֹתָם הֶחֱרַבְתִּי חוּצוֹתָם מִבְּלִי </text:p>
            <text:p text:style-name="P31">עוֹבֵר נִצְדּוּ עָרֵיהֶם מִבְּלִי־אִישׁ </text:p>
            <text:p text:style-name="P31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03_100847</text:p>
      <text:p text:style-name="P7"/>
      <text:p text:style-name="P11"/>
      <text:p text:style-name="P14"/>
      <text:p text:style-name="P18">[XXX] 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31">3:7</text:p>
            <text:p text:style-name="P31">אָמַרְתִּי אַ</text:p>
            <text:p text:style-name="P31">#</text:p>
            <text:p text:style-name="P31">־תִּירְאִי</text:p>
            <text:p text:style-name="P31"><text:s/>אוֹתִי תִּקְחִי מוּסָר</text:p>
            <text:p text:style-name="P31"><text:s/>וְלֹא־יִכָּרֵת מְעוֹנָהּ </text:p>
            <text:p text:style-name="P31"/>
            <text:p text:style-name="P3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ext:soft-page-break/>
        <table:table-row>
          <table:table-cell table:style-name="表12.A2" office:value-type="string">
            <text:p text:style-name="P31">3:8</text:p>
            <text:p text:style-name="P31">לָכֵן חַכּוּ־לִי</text:p>
            <text:p text:style-name="P31"><text:s/>נְאֻם־יְהוָה לְיוֹם </text:p>
            <text:p text:style-name="P31">קוּמִי לְעַד </text:p>
            <text:p text:style-name="P31">כִּי מִשְׁפָּטִי לֶאֱסֹף</text:p>
            <text:p text:style-name="P31"/>
            <text:p text:style-name="P31"><text:s/>גּוֹיִם לְקָבְצִי </text:p>
            <text:p text:style-name="P31">מַמְלָכוֹת לִשְׁפֹּ</text:p>
            <text:p text:style-name="P31">#</text:p>
            <text:p text:style-name="P31">עֲלֵיהֶם זַעְמִי כֹּל </text:p>
            <text:p text:style-name="P31">חֲרוֹן אַפִּי </text:p>
            <text:p text:style-name="P31"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/>
            <text:p text:style-name="P28">for / in fire / jealous + my / to eat</text:p>
            <text:p text:style-name="P28">all / the land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04_092320</text:p>
      <text:p text:style-name="P7"/>
      <text:p text:style-name="P12"/>
      <text:p text:style-name="P18">[XXX] 20200305_085121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31">3:9</text:p>
            <text:p text:style-name="P31"><text:soft-page-break/>כִּי־אָז אֶהְפֹּ</text:p>
            <text:p text:style-name="P31">#</text:p>
            <text:p text:style-name="P31">אֶל־עַמִּים שָׂפָה בְרוּרָה </text:p>
            <text:p text:style-name="P31"/>
            <text:p text:style-name="P31">לִקְרֹא כֻלָּם </text:p>
            <text:p text:style-name="P31">בְּשֵׁם יְהוָה לְעָבְדוֹ</text:p>
            <text:p text:style-name="P31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<text:soft-page-break/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31">3:10</text:p>
            <text:p text:style-name="P31">מֵעֵבֶר לְנַהֲרֵי־כוּשׁ עֲתָרַי בַּת־פּוּצַי יוֹבִלוּן</text:p>
            <text:p text:style-name="P31"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offering + my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05_092114</text:p>
      <text:p text:style-name="P7"/>
      <text:p text:style-name="P12"/>
      <text:p text:style-name="P14"/>
      <text:p text:style-name="P18">[XXX] 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31">3:11</text:p>
            <text:p text:style-name="P31"><text:soft-page-break/>בַּיּוֹם הַהוּא לֹא תֵבוֹשִׁי מִכֹּל עֲלִילֹתַיִ</text:p>
            <text:p text:style-name="P31">#</text:p>
            <text:p text:style-name="P31">אֲשֶׁר פָּשַׁעַתְּ בִּי</text:p>
            <text:p text:style-name="P31"><text:s/>כִּי־אָז אָסִיר </text:p>
            <text:p text:style-name="P31">מִקִּרְבֵּ</text:p>
            <text:p text:style-name="P31">#</text:p>
            <text:p text:style-name="P31">עַלִּיזֵי גַּאֲוָתֵ</text:p>
            <text:p text:style-name="P31">#</text:p>
            <text:p text:style-name="P31">וְלֹא־תוֹסִפִי לְגָבְהָה </text:p>
            <text:p text:style-name="P31"/>
            <text:p text:style-name="P31"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<text:soft-page-break/>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still / on the mountain / sanctity + my</text:p>
          </table:table-cell>
        </table:table-row>
        <table:table-row>
          <table:table-cell table:style-name="表14.A2" office:value-type="string">
            <text:p text:style-name="P31">3:12</text:p>
            <text:p text:style-name="P31">וְהִשְׁאַרְתִּי בְקִרְבֵּ</text:p>
            <text:p text:style-name="P31">#</text:p>
            <text:p text:style-name="P31">עַם עָנִי וָדָל</text:p>
            <text:p text:style-name="P31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07_101902</text:p>
      <text:p text:style-name="P7"/>
      <text:p text:style-name="P12"/>
      <text:p text:style-name="P7"><text:soft-page-break/></text:p>
      <text:p text:style-name="P18">[XXX] 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31">3:13</text:p>
            <text:p text:style-name="P31">שְׁאֵרִית יִשְׂרָאֵל לֹא־יַעֲשׂוּ </text:p>
            <text:p text:style-name="P31">עַוְלָה וְלֹא־יְדַבְּרוּ כָזָב </text:p>
            <text:p text:style-name="P31"/>
            <text:p text:style-name="P31">וְלֹא־יִמָּצֵא בְּפִיהֶם</text:p>
            <text:p text:style-name="P31"><text:s/>לְשׁוֹן תַּרְמִית כִּי־הֵמָּה יִרְעוּ וְרָבְצוּ</text:p>
            <text:p text:style-name="P31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/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31">3:14</text:p>
            <text:p text:style-name="P31">רָנִּי בַּת־צִיּוֹן </text:p>
            <text:p text:style-name="P31">הָרִיעוּ יִשְׂרָאֵל שִׂמְחִי וְעָלְזִי בְּכָל־לֵב </text:p>
            <text:p text:style-name="P31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08_090636</text:p>
      <text:p text:style-name="P7"/>
      <text:p text:style-name="P12"><text:soft-page-break/></text:p>
      <text:p text:style-name="P18">[XXX] 20200309_085833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31">3:15</text:p>
            <text:p text:style-name="P31">#הֵסִיר יְהוָה מִשְׁפָּטַיִ</text:p>
            <text:p text:style-name="P31">#פִּנָּה אֹיְבֵ</text:p>
            <text:p text:style-name="P31">#מֶלֶ</text:p>
            <text:p text:style-name="P31">#יִשְׂרָאֵל יְהוָה בְּקִרְבֵּ</text:p>
            <text:p text:style-name="P31"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not – to fear / evil / still,more</text:p>
          </table:table-cell>
        </table:table-row>
        <table:table-row>
          <table:table-cell table:style-name="表18.A2" office:value-type="string">
            <text:p text:style-name="P31">3:16</text:p>
            <text:p text:style-name="P31">בַּיּוֹם הַהוּא יֵאָמֵר לִירוּשָׁלִַם אַל־תִּירָאִי צִיּוֹן אַל־יִרְפּוּ יָדָיִ</text:p>
            <text:p text:style-name="P31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31">3:17</text:p>
            <text:p text:style-name="P31">#יְהוָה אֱלֹהַיִ</text:p>
            <text:p text:style-name="P31">בְּקִרְבֵּך גִּבּוֹר</text:p>
            <text:p text:style-name="P31"><text:s/>יוֹשִׁיעַ יָשִׂישׂ</text:p>
            <text:p text:style-name="P31"><text:s/>עָלַיִ</text:p>
            <text:p text:style-name="P31">#</text:p>
            <text:p text:style-name="P31"><text:soft-page-break/>בְּשִׂמְחָה יַחֲרִישׁ בְּאַהֲבָתוֹ יָגִיל עָלַיִ</text:p>
            <text:p text:style-name="P31">#</text:p>
            <text:p text:style-name="P31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<text:soft-page-break/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09_091706</text:p>
      <text:p text:style-name="P7"/>
      <text:p text:style-name="P12"/>
      <text:p text:style-name="P10"/>
      <text:p text:style-name="P18">[XXX] <text:span text:style-name="T18">20200310_082444</text:span>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31">3:18</text:p>
            <text:p text:style-name="P31">נוּגֵי מִמּוֹעֵד </text:p>
            <text:p text:style-name="P31">אָסַפְתִּי מִמֵּ</text:p>
            <text:p text:style-name="P31">#</text:p>
            <text:p text:style-name="P31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31">3:19</text:p>
            <text:p text:style-name="P31">הִנְנִי עֹשֶׂה אֶת־כָּל־מְעַנַּיִ</text:p>
            <text:p text:style-name="P31"><text:soft-page-break/>#</text:p>
            <text:p text:style-name="P31">בָּעֵת הַהִיא וְהוֹשַׁעְתִּי אֶת־הַצֹּלֵעָה וְהַנִּדָּחָה אֲקַבֵּץ וְשַׂמְתִּים לִתְהִלָּה וּלְשֵׁם </text:p>
            <text:p text:style-name="P31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><text:soft-page-break/></text:p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31">3:20</text:p>
            <text:p text:style-name="P31">בָּעֵת הַהִיא אָבִיא אֶתְכֶם וּבָעֵת </text:p>
            <text:p text:style-name="P31">קַבְּצִי אֶתְכֶם כִּי־אֶתֵּן אֶתְכֶם לְשֵׁם וְלִתְהִלָּה</text:p>
            <text:p text:style-name="P3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31">Johah</text:p>
            <text:p text:style-name="P31">1:1</text:p>
            <text:p text:style-name="P31">וַיְהִי דְּבַר־יְהוָה </text:p>
            <text:p text:style-name="P31"/>
            <text:p text:style-name="P31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13"/>
      <text:p text:style-name="P21"><text:soft-page-break/><text:span text:style-name="T3">[next] </text:span><text:span text:style-name="T4">XX:XX</text:span></text:p>
      <text:p text:style-name="P7"/>
      <text:p text:style-name="P19">[/  XXX] </text:p>
      <text:p text:style-name="P7"/>
      <text:p text:style-name="P12"/>
      <text:p text:style-name="P7"/>
      <text:p text:style-name="P18">[XXX] 20200311_091230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31">1:2</text:p>
            <text:p text:style-name="P31">קוּם לֵ</text:p>
            <text:p text:style-name="P31">#</text:p>
            <text:p text:style-name="P31">אֶל־נִינְוֵה הָעִיר הַגְּדוֹלָה וּקְרָא </text:p>
            <text:p text:style-name="P31">עָלֶיהָ כִּי־עָלְתָה </text:p>
            <text:p text:style-name="P31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31">1:3</text:p>
            <text:p text:style-name="P31">וַיָּקָם יוֹנָה לִבְרֹחַ תַּרְשִׁישָׁה מִלִּפְנֵי יְהוָה וַיֵּרֶד יָפוֹ וַיִּמְצָא </text:p>
            <text:p text:style-name="P31">אָנִיָּה בָּאָה תַרְשִׁישׁ וַיִּתֵּן שְׂכָרָהּ</text:p>
            <text:p text:style-name="P31"><text:s/>וַיֵּרֶד בָּהּ לָבוֹא</text:p>
            <text:p text:style-name="P31"><text:soft-page-break/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<text:soft-page-break/>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11_092519</text:p>
      <text:p text:style-name="P7"/>
      <text:p text:style-name="P12"/>
      <text:p text:style-name="P10"/>
      <text:p text:style-name="P18">[XXX] 20200312_084417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31">1:4</text:p>
            <text:p text:style-name="P31">וַיהוָה הֵטִיל</text:p>
            <text:p text:style-name="P31"><text:s/>רוּחַ־גְּדוֹלָה אֶל־הַיָּם וַיְהִי סַעַר־גָּדוֹל </text:p>
            <text:p text:style-name="P31"/>
            <text:p text:style-name="P31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31">1:5</text:p>
            <text:p text:style-name="P31">וַיִּירְאוּ הַמַּלָּחִים וַיִּזְעֲקוּ אִישׁ אֶל־אֱלֹהָיו וַיָּטִלוּ</text:p>
            <text:p text:style-name="P31"><text:soft-page-break/></text:p>
            <text:p text:style-name="P31"><text:s/>אֶת־הַכֵּלִים אֲשֶׁר בָּאֳנִיָּה אֶל־הַיָּם לְהָקֵל מֵעֲלֵיהֶם וְיוֹנָה </text:p>
            <text:p text:style-name="P31">יָרַד אֶל־יַרְכְּתֵי </text:p>
            <text:p text:style-name="P31">הַסְּפִינָה וַיִּשְׁכַּב </text:p>
            <text:p text:style-name="P31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<text:soft-page-break/>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31">1:6</text:p>
            <text:p text:style-name="P31">וַיִּקְרַב אֵלָיו</text:p>
            <text:p text:style-name="P31"><text:s/>רַב הַחֹבֵל וַיֹּאמֶר </text:p>
            <text:p text:style-name="P31">לוֹ מַה־לְּ</text:p>
            <text:p text:style-name="P31">*</text:p>
            <text:p text:style-name="P31">נִרְדָּם קוּם קְרָא </text:p>
            <text:p text:style-name="P31">אֶל־אֱלֹהֶי</text:p>
            <text:p text:style-name="P31">*</text:p>
            <text:p text:style-name="P31">אוּלַי יִתְעַשֵּׁת </text:p>
            <text:p text:style-name="P31">הָאֱלֹהִים לָנוּ </text:p>
            <text:p text:style-name="P31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/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12_085929</text:p>
      <text:p text:style-name="P7"><text:soft-page-break/></text:p>
      <text:p text:style-name="P12"/>
      <text:p text:style-name="P7"/>
      <text:p text:style-name="P18">[XXX] 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31">1:7</text:p>
            <text:p text:style-name="P31">וַיֹּאמְרוּ אִישׁ אֶל־רֵעֵהוּ</text:p>
            <text:p text:style-name="P31"><text:s/>לְכוּ וְנַפִּילָה גוֹרָלוֹת וְנֵדְעָה בְּשֶׁלְּמִי</text:p>
            <text:p text:style-name="P31"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/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31">1:8</text:p>
            <text:p text:style-name="P31">וַיֹּאמְרוּ אֵלָיו </text:p>
            <text:p text:style-name="P31">הַגִּידָה־נָּא לָנוּ </text:p>
            <text:p text:style-name="P31">בַּאֲשֶׁר לְמִי־הָרָעָה</text:p>
            <text:p text:style-name="P31"><text:s/>הַזֹּאת לָנוּ </text:p>
            <text:p text:style-name="P31">מַה־מְּלַאכְתְּ</text:p>
            <text:p text:style-name="P31">*</text:p>
            <text:p text:style-name="P31">וּמֵאַיִן תָּבוֹא</text:p>
            <text:p text:style-name="P31"><text:soft-page-break/><text:s/>מָה אַרְצֶ</text:p>
            <text:p text:style-name="P31">*</text:p>
            <text:p text:style-name="P31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<text:soft-page-break/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14_130655</text:p>
      <text:p text:style-name="P7"/>
      <text:p text:style-name="P12"/>
      <text:p text:style-name="P10"/>
      <text:p text:style-name="P18">[XXX] 20200315_114358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31">1:9</text:p>
            <text:p text:style-name="P31">וַיֹּאמֶר אֲלֵיהֶם </text:p>
            <text:p text:style-name="P31">עִבְרִי אָנֹכִי וְאֶת־יְהוָה</text:p>
            <text:p text:style-name="P3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31">1:10</text:p>
            <text:p text:style-name="P31">וַיִּירְאוּ הָאֲנָשִׁים יִרְאָה גְדוֹלָה וַיֹּאמְרוּ אֵלָיו <text:soft-page-break/>מַה־זֹּאת עָשִׂיתָ כִּי־יָדְעוּ </text:p>
            <text:p text:style-name="P3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<text:soft-page-break/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13"/>
      <text:p text:style-name="P21"><text:span text:style-name="T3">[next] </text:span><text:span text:style-name="T4">1:11</text:span></text:p>
      <text:p text:style-name="P7"/>
      <text:p text:style-name="P19">[/  XXX] 20200315_115333</text:p>
      <text:p text:style-name="P7"/>
      <text:p text:style-name="P12"/>
      <text:p text:style-name="P10"/>
      <text:p text:style-name="P18">[XXX] 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31">1:11</text:p>
            <text:p text:style-name="P31">וַיֹּאמְרוּ אֵלָיו </text:p>
            <text:p text:style-name="P31">מַה־נַּעֲשֶׂה לָּ</text:p>
            <text:p text:style-name="P31">#</text:p>
            <text:p text:style-name="P31">וְיִשְׁתֹּק הַיָּם מֵעָלֵינוּ כִּי הַיָּם הוֹלֵ</text:p>
            <text:p text:style-name="P31">#</text:p>
            <text:p text:style-name="P31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ext:soft-page-break/>
        <table:table-row>
          <table:table-cell table:style-name="表24.A2" office:value-type="string">
            <text:p text:style-name="P31">1:12</text:p>
            <text:p text:style-name="P31">וַיֹּאמֶר אֲלֵיהֶם שָׂאוּנִי וַהֲטִילֻנִי אֶל־הַיָּם וְיִשְׁתֹּק הַיָּם מֵעֲלֵיכֶם כִּי יוֹדֵעַ אָנִי</text:p>
            <text:p text:style-name="P31"><text:s/>כִּי בְשֶׁלִּי הַסַּעַר </text:p>
            <text:p text:style-name="P31"/>
            <text:p text:style-name="P31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16_084554</text:p>
      <text:p text:style-name="P12"/>
      <text:p text:style-name="P10"/>
      <text:p text:style-name="P18">[XXX] 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31">1:13</text:p>
            <text:p text:style-name="P31">וַיַּחְתְּרוּ הָאֲנָשִׁים לְהָשִׁיב אֶל־הַיַּבָּשָׁה</text:p>
            <text:p text:style-name="P31"><text:s/>וְלֹא יָכֹלוּ כִּי הַיָּם </text:p>
            <text:p text:style-name="P31">הוֹלֵ</text:p>
            <text:p text:style-name="P31"><text:soft-page-break/>#</text:p>
            <text:p text:style-name="P31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><text:soft-page-break/></text:p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31">1:14</text:p>
            <text:p text:style-name="P31">וַיִּקְרְאוּ אֶל־יְהוָה וַיֹּאמְרוּ אָנָּה יְהוָה </text:p>
            <text:p text:style-name="P31">אַל־נָא נֹאבְדָה בְּנֶפֶשׁ</text:p>
            <text:p text:style-name="P31"/>
            <text:p text:style-name="P31"><text:s/>הָאִישׁ הַזֶּה וְאַל־תִּתֵּן</text:p>
            <text:p text:style-name="P31"><text:s/>עָלֵינוּ דָּם נָקִיא </text:p>
            <text:p text:style-name="P31">כִּי־אַתָּה יְהוָה כַּאֲשֶׁר </text:p>
            <text:p text:style-name="P31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able:table-row>
          <table:table-cell table:style-name="表25.A2" office:value-type="string">
            <text:p text:style-name="P31">1:15</text:p>
            <text:p text:style-name="P31">וַיִּשְׂאוּ אֶת־יוֹנָה </text:p>
            <text:p text:style-name="P31">וַיְטִלֻהוּ אֶל־הַיָּם </text:p>
            <text:p text:style-name="P31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17_103031</text:p>
      <text:p text:style-name="P7"/>
      <text:p text:style-name="P12"/>
      <text:p text:style-name="P10"/>
      <text:p text:style-name="P18">[XXX] </text:p>
      <text:p text:style-name="P7"><text:soft-page-break/></text:p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31">1:16</text:p>
            <text:p text:style-name="P31">וַיִּירְאוּ הָאֲנָשִׁים יִרְאָה גְדוֹלָה אֶת־יְהוָה וַיִּזְבְּחוּ־זֶבַח </text:p>
            <text:p text:style-name="P31">לַיהוָה וַיִּדְּרוּ </text:p>
            <text:p text:style-name="P31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31">1:17</text:p>
            <text:p text:style-name="P31">וַיְמַן יְהוָה</text:p>
            <text:p text:style-name="P31"><text:s/>דָּג גָּדוֹל לִבְלֹעַ </text:p>
            <text:p text:style-name="P31"/>
            <text:p text:style-name="P31">אֶת־יוֹנָה וַיְהִי </text:p>
            <text:p text:style-name="P31">יוֹנָה בִּמְעֵי הַדָּג </text:p>
            <text:p text:style-name="P31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/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18_103812</text:p>
      <text:p text:style-name="P7"/>
      <text:p text:style-name="P12"/>
      <text:p text:style-name="P10"/>
      <text:p text:style-name="P18"><text:soft-page-break/>[XXX] 20200320_094857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31">2:1</text:p>
            <text:p text:style-name="P31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31">2:2</text:p>
            <text:p text:style-name="P31">וַיֹּאמֶר קָרָאתִי מִצָּרָה לִי אֶל־יְהוָה</text:p>
            <text:p text:style-name="P31"><text:s/>וַיַּעֲנֵנִי מִבֶּטֶן </text:p>
            <text:p text:style-name="P31"/>
            <text:p text:style-name="P31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31">2:3</text:p>
            <text:p text:style-name="P31">וַתַּשְׁלִיכֵנִי מְצוּלָה</text:p>
            <text:p text:style-name="P31"/>
            <text:p text:style-name="P31"><text:s/>בִּלְבַב יַמִּים וְנָהָר יְסֹבְבֵנִי כָּל־מִשְׁבָּרֶי</text:p>
            <text:p text:style-name="P31">*</text:p>
            <text:p text:style-name="P31">וְגַלֶּי</text:p>
            <text:p text:style-name="P31">*</text:p>
            <text:p text:style-name="P31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<text:soft-page-break/>against + me / to cross over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20_100159</text:p>
      <text:p text:style-name="P7"/>
      <text:p text:style-name="P12"/>
      <text:p text:style-name="P10"/>
      <text:p text:style-name="P18">[XXX] 20200322_115857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31">2:4</text:p>
            <text:p text:style-name="P31">וַאֲנִי אָמַרְתִּי נִגְרַשְׁתִּי מִנֶּגֶד עֵינֶי</text:p>
            <text:p text:style-name="P31">*</text:p>
            <text:p text:style-name="P31">אַ</text:p>
            <text:p text:style-name="P31">#</text:p>
            <text:p text:style-name="P31">אוֹסִיף לְהַבִּיט אֶל־הֵיכַל</text:p>
            <text:p text:style-name="P31"><text:s/>קָדְשֶׁ</text:p>
            <text:p text:style-name="P31">*</text:p>
          </table:table-cell>
          <table:table-cell table:style-name="表28.B1" office:value-type="string">
            <text:p text:style-name="P28"/>
            <text:p text:style-name="P28"/>
            <text:p text:style-name="P28"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31">2:5</text:p>
            <text:p text:style-name="P31">אֲפָפוּנִי מַיִם </text:p>
            <text:p text:style-name="P31">עַד־נֶפֶשׁ תְּהוֹם </text:p>
            <text:p text:style-name="P31">יְסֹבְבֵנִי סוּף </text:p>
            <text:p text:style-name="P31"><text:soft-page-break/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<text:soft-page-break/>to wrap / towards head + my</text:p>
          </table:table-cell>
        </table:table-row>
        <table:table-row>
          <table:table-cell table:style-name="表28.A2" office:value-type="string">
            <text:p text:style-name="P31">2:6</text:p>
            <text:p text:style-name="P31">לְקִצְבֵי הָרִים</text:p>
            <text:p text:style-name="P31"><text:s/>יָרַדְתִּי הָאָרֶץ בְּרִחֶיהָ בַעֲדִי לְעוֹלָם</text:p>
            <text:p text:style-name="P31"><text:s/>וַתַּעַל מִשַּׁחַת </text:p>
            <text:p text:style-name="P31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20200322_121210</text:p>
      <text:p text:style-name="P7"/>
      <text:p text:style-name="P12"/>
      <text:p text:style-name="P10"/>
      <text:p text:style-name="P18">[XXX] 20200323_154119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31">2:7</text:p>
            <text:p text:style-name="P31">בְּהִתְעַטֵּף עָלַי נַפְשִׁי</text:p>
            <text:p text:style-name="P31"><text:s/>אֶת־יְהוָה זָכָרְתִּי וַתָּבוֹא אֵלֶי</text:p>
            <text:p text:style-name="P31">*</text:p>
            <text:p text:style-name="P31">תְּפִלָּתִי אֶל־הֵיכַל </text:p>
            <text:p text:style-name="P31"><text:soft-page-break/>קָדְשֶׁ</text:p>
            <text:p text:style-name="P31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><text:soft-page-break/></text:p>
            <text:p text:style-name="P28">sacred + thy</text:p>
          </table:table-cell>
        </table:table-row>
        <table:table-row>
          <table:table-cell table:style-name="表29.A2" office:value-type="string">
            <text:p text:style-name="P31">2:8</text:p>
            <text:p text:style-name="P31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31">2:9</text:p>
            <text:p text:style-name="P31">וַאֲנִי בְּקוֹל תּוֹדָה אֶזְבְּחָה־לָּ</text:p>
            <text:p text:style-name="P31">#</text:p>
            <text:p text:style-name="P31">אֲשֶׁר נָדַרְתִּי אֲשַׁלֵּמָה</text:p>
            <text:p text:style-name="P31"/>
            <text:p text:style-name="P31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9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9">[20200327_115755</text:p>
          </table:table-cell>
          <table:covered-table-cell/>
        </table:table-row>
        <table:table-row>
          <table:table-cell table:style-name="表29.A2" office:value-type="string">
            <text:p text:style-name="P31">2:10</text:p>
            <text:p text:style-name="P31">וַיֹּאמֶר יְהוָה לַדָּג וַיָּקֵא אֶת־יוֹנָה </text:p>
            <text:p text:style-name="P31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31">3:1</text:p>
            <text:p text:style-name="P31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ext:soft-page-break/>
        <table:table-row>
          <table:table-cell table:style-name="表29.A2" office:value-type="string">
            <text:p text:style-name="P31">3:2</text:p>
            <text:p text:style-name="P31">קוּם לֵ</text:p>
            <text:p text:style-name="P31">#</text:p>
            <text:p text:style-name="P31">אֶל־נִינְוֵה הָעִיר הַגְּדוֹלָה וִּקְרָא אֵלֶיהָ</text:p>
            <text:p text:style-name="P31"/>
            <text:p text:style-name="P31"><text:s/>אֶת־הַקְּרִיאָה אֲשֶׁר אָנֹכִי דֹּבֵר אֵלֶי</text:p>
            <text:p text:style-name="P31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able:table-row>
          <table:table-cell table:style-name="表29.A2" office:value-type="string">
            <text:p text:style-name="P31">3:3</text:p>
            <text:p text:style-name="P31">וַיָּקָם יוֹנָה וַיֵּלֶ</text:p>
            <text:p text:style-name="P31">#</text:p>
            <text:p text:style-name="P31">אֶל־נִינְוֶה כִּדְבַר יְהוָה</text:p>
            <text:p text:style-name="P31"/>
            <text:p text:style-name="P31"><text:s/>וְנִינְוֵה הָיְתָה עִיר־גְּדוֹלָה</text:p>
            <text:p text:style-name="P31"><text:s/>לֵאלֹהִים מַהֲלַ</text:p>
            <text:p text:style-name="P31">#</text:p>
            <text:p text:style-name="P31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40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40">[20200329_085719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31"/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40">[20200329_08571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3:4</text:p>
            <text:p text:style-name="P31">וַיָּחֶל יוֹנָה לָבוֹא בָעִיר מַהֲלַ</text:p>
            <text:p text:style-name="P31">#</text:p>
            <text:p text:style-name="P3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/>
            <text:p text:style-name="P28">to turn</text:p>
          </table:table-cell>
        </table:table-row>
        <table:table-row>
          <table:table-cell table:style-name="表29.A2" office:value-type="string">
            <text:p text:style-name="P31">3:5</text:p>
            <text:p text:style-name="P31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31">3:6</text:p>
            <text:p text:style-name="P31">וַיִּגַּע הַדָּבָר אֶל־מֶלֶך נִינְוֵה וַיָּקָם מִכִּסְאוֹ וַיַּעֲבֵר אַדַּרְתּוֹ </text:p>
            <text:p text:style-name="P31"/>
            <text:p text:style-name="P31">מֵעָלָיו וַיְכַס </text:p>
            <text:p text:style-name="P31"><text:soft-page-break/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<text:soft-page-break/>sacking / and to dwell / above - ashes</text:p>
          </table:table-cell>
        </table:table-row>
        <table:table-row>
          <table:table-cell table:style-name="表29.A2" office:value-type="string">
            <text:p text:style-name="P40"/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40">[20200330_0928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3:7</text:p>
            <text:p text:style-name="P31">וַיַּזְעֵק וַיֹּאמֶר </text:p>
            <text:p text:style-name="P31">בְּנִינְוֵה מִטַּעַם הַמֶּלֶ</text:p>
            <text:p text:style-name="P31">#</text:p>
            <text:p text:style-name="P31">וּגְדֹלָיו לֵאמֹר הָאָדָם וְהַבְּהֵמָה הַבָּקָר וְהַצֹּאן אַל־יִטְעֲמוּ מְאוּמָה אַל־יִרְעוּ </text:p>
            <text:p text:style-name="P31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31">3:8</text:p>
            <text:p text:style-name="P31">וְיִתְכַּסּוּ שַׂקִּים הָאָדָם וְהַבְּהֵמָה וְיִקְרְאוּ </text:p>
            <text:p text:style-name="P31">אֶל־אֱלֹהִים בְּחָזְקָה וְיָשֻׁבוּ אִישׁ מִדַּרְכּוֹ</text:p>
            <text:p text:style-name="P31"/>
            <text:p text:style-name="P31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ext:soft-page-break/>
        <table:table-row>
          <table:table-cell table:style-name="表29.A2" office:value-type="string">
            <text:p text:style-name="P31">3:9</text:p>
            <text:p text:style-name="P3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40">/] 20200330_0941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331_08372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3:10</text:p>
            <text:p text:style-name="P31">וַיַּרְא הָאֱלֹהִים אֶת־מַעֲשֵׂיהֶם </text:p>
            <text:p text:style-name="P31">כִּי־שָׁבוּ מִדַּרְכָּם </text:p>
            <text:p text:style-name="P31">הָרָעָה וַיִּנָּחֶם הָאֱלֹהִים</text:p>
            <text:p text:style-name="P31"><text:s/>עַל־הָרָעָה אֲשֶׁר־דִּבֶּר לַעֲשׂוֹת־לָהֶם </text:p>
            <text:p text:style-name="P31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31">4:1</text:p>
            <text:p text:style-name="P31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31">4:2</text:p>
            <text:p text:style-name="P31">וַיִּתְפַּלֵּל אֶל־יְהוָה וַיֹּאמַר אָנָּה יְהוָה הֲלוֹא־זֶה דְבָרִי </text:p>
            <text:p text:style-name="P31"><text:soft-page-break/>עַד־הֱיוֹתִי עַל־אַדְמָתִי </text:p>
            <text:p text:style-name="P31"/>
            <text:p text:style-name="P31">עַל־כֵּן קִדַּמְתִּי לִבְרֹחַ</text:p>
            <text:p text:style-name="P31"><text:s/>תַּרְשִׁישָׁה כִּי יָדַעְתִּי </text:p>
            <text:p text:style-name="P31">כִּי אַתָּה אֵל־חַנּוּן וְרַחוּם אֶרֶ</text:p>
            <text:p text:style-name="P31">#</text:p>
            <text:p text:style-name="P31">אַפַּיִם וְרַב־חֶסֶד </text:p>
            <text:p text:style-name="P31"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><text:soft-page-break/></text:p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amd to be sorry / above – the evil</text:p>
          </table:table-cell>
        </table:table-row>
        <table:table-row>
          <table:table-cell table:style-name="表29.A2" office:value-type="string">
            <text:p text:style-name="P40">/] 20200331_0854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401_09082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4:3</text:p>
            <text:p text:style-name="P31">וְעַתָּה יְהוָה קַח־נָא אֶת־נַפְשִׁי מִמֶּנִּי כִּי </text:p>
            <text:p text:style-name="P31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31">4:4</text:p>
            <text:p text:style-name="P31">וַיֹּאמֶר יְהוָה הַהֵיטֵב חָרָה לָ</text:p>
            <text:p text:style-name="P31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31">4:5</text:p>
            <text:p text:style-name="P31"><text:soft-page-break/>וַיֵּצֵא יוֹנָה מִן־הָעִיר וַיֵּשֶׁב מִקֶּדֶם </text:p>
            <text:p text:style-name="P31">לָעִיר וַיַּעַשׂ </text:p>
            <text:p text:style-name="P31">לוֹ שָׁם סֻכָּה </text:p>
            <text:p text:style-name="P31">וַיֵּשֶׁב תַּחְתֶּיהָ </text:p>
            <text:p text:style-name="P31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><text:soft-page-break/></text:p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40">/] 20200401_09213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1">4:6</text:p>
            <text:p text:style-name="P31">וַיְמַן יְהוָה־אֱלֹהִים קִיקָיוֹן וַיַּעַל מֵעַל </text:p>
            <text:p text:style-name="P31"/>
            <text:p text:style-name="P31">לְיוֹנָה לִהְיוֹת </text:p>
            <text:p text:style-name="P31">צֵל עַל־רֹאשׁוֹ </text:p>
            <text:p text:style-name="P31">לְהַצִּיל לוֹ מֵרָעָתוֹ</text:p>
            <text:p text:style-name="P31"><text:s/>וַיִּשְׂמַח יוֹנָה עַל־הַקִּיקָיוֹן</text:p>
            <text:p text:style-name="P31"><text:s/>שִׂמְחָה גְדוֹלָה</text:p>
          </table:table-cell>
          <table:table-cell table:style-name="表29.B2" office:value-type="string">
            <text:p text:style-name="P28"/>
            <text:p text:style-name="P28"/>
            <text:p text:style-name="P28">and to allot / jehova – gods</text:p>
            <text:p text:style-name="P28"/>
            <text:p text:style-name="P28">gourd / and to ascend / from above</text:p>
            <text:p text:style-name="P28"/>
            <text:p text:style-name="P28">towards jonah / tow. to exist</text:p>
            <text:p text:style-name="P28"/>
            <text:p text:style-name="P28">shade / above – head + his</text:p>
            <text:p text:style-name="P28"/>
            <text:p text:style-name="P28">tow. to snatch / tow. + his / from evil + his</text:p>
            <text:p text:style-name="P28">and to brighten up / jonah / above – the gourd</text:p>
            <text:p text:style-name="P28"/>
            <text:p text:style-name="P28"/>
            <text:p text:style-name="P28">gleeful / great</text:p>
          </table:table-cell>
        </table:table-row>
        <table:table-row>
          <table:table-cell table:style-name="表29.A2" office:value-type="string">
            <text:p text:style-name="P31">4:7</text:p>
            <text:p text:style-name="P31">וַיְמַן הָאֱלֹהִים תּוֹלַעַת <text:soft-page-break/>בַּעֲלוֹת הַשַּׁחַר לַמָּחֳרָת וַתַּ</text:p>
            <text:p text:style-name="P31">#</text:p>
            <text:p text:style-name="P31">אֶת־הַקִּיקָיוֹן וַיִּיבָשׁ</text:p>
          </table:table-cell>
          <table:table-cell table:style-name="表29.B2" office:value-type="string">
            <text:p text:style-name="P28"/>
            <text:p text:style-name="P28"/>
            <text:p text:style-name="P28">and to allot / the gods / a maggot</text:p>
            <text:p text:style-name="P28"><text:soft-page-break/></text:p>
            <text:p text:style-name="P28">on to ascend / the dawn / tow. morrow</text:p>
            <text:p text:style-name="P28"/>
            <text:p text:style-name="P28">and to strike</text:p>
            <text:p text:style-name="P28"/>
            <text:p text:style-name="P28">self – the gourd / and to wither</text:p>
          </table:table-cell>
        </table:table-row>
        <table:table-row>
          <table:table-cell table:style-name="表29.A2" office:value-type="string">
            <text:p text:style-name="P31">4:8</text:p>
            <text:p text:style-name="P31">וַיְהִי כִּזְרֹחַ </text:p>
            <text:p text:style-name="P31">הַשֶּׁמֶשׁ וַיְמַן אֱלֹהִים רוּחַ קָדִים חֲרִישִׁית </text:p>
            <text:p text:style-name="P31">וַתַּ</text:p>
            <text:p text:style-name="P31">#</text:p>
            <text:p text:style-name="P31">הַשֶּׁמֶשׁ עַל־רֹאשׁ יוֹנָה וַיִּתְעַלָּף וַיִּשְׁאַל</text:p>
            <text:p text:style-name="P31">אֶת־נַפְשׁוֹ לָמוּת </text:p>
            <text:p text:style-name="P31">וַיֹּאמֶר טוֹב מוֹתִי מֵחַיָּי</text:p>
          </table:table-cell>
          <table:table-cell table:style-name="表29.B2" office:value-type="string">
            <text:p text:style-name="P28"/>
            <text:p text:style-name="P28"/>
            <text:p text:style-name="P28">and to exist / when + to rise</text:p>
            <text:p text:style-name="P28"/>
            <text:p text:style-name="P28">the sun<text:span text:style-name="T16"> / and to allot / gods</text:span></text:p>
            <text:p text:style-name="P29"/>
            <text:p text:style-name="P29">wind / eastward / sirocco</text:p>
            <text:p text:style-name="P29"/>
            <text:p text:style-name="P29">and to strike</text:p>
            <text:p text:style-name="P29"/>
            <text:p text:style-name="P29"/>
            <text:p text:style-name="P29"/>
            <text:p text:style-name="P29">the sun / above – head / jonah</text:p>
            <text:p text:style-name="P29"/>
            <text:p text:style-name="P29">and to cover / and to request</text:p>
            <text:p text:style-name="P29"/>
            <text:p text:style-name="P29">self – vitality + his / tow. to die</text:p>
            <text:p text:style-name="P29">and to say / good / to die + my / from alive + my</text:p>
          </table:table-cell>
        </table:table-row>
        <table:table-row>
          <table:table-cell table:style-name="表29.A2" office:value-type="string">
            <text:p text:style-name="P40">/] 20200404_10215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405_0931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4:9</text:p>
            <text:p text:style-name="P31">וַיֹּאמֶר אֱלֹהִים אֶל־יוֹנָה הַהֵיטֵב חָרָה־לְ</text:p>
            <text:p text:style-name="P31">*</text:p>
            <text:p text:style-name="P31"><text:soft-page-break/>עַל־הַקִּיקָיוֹן וַיֹּאמֶר הֵיטֵב חָרָה־לִי </text:p>
            <text:p text:style-name="P31">עַד־מָוֶת</text:p>
          </table:table-cell>
          <table:table-cell table:style-name="表29.B2" office:value-type="string">
            <text:p text:style-name="P28"/>
            <text:p text:style-name="P28"/>
            <text:p text:style-name="P28">and to say / gods / tow. - jonah</text:p>
            <text:p text:style-name="P28"/>
            <text:p text:style-name="P28">the to be right / to glow – tow.+thee</text:p>
            <text:p text:style-name="P28"/>
            <text:p text:style-name="P28">above – the gourd / and to say</text:p>
            <text:p text:style-name="P28"><text:soft-page-break/></text:p>
            <text:p text:style-name="P28">to be right / to glow – tow.+me</text:p>
            <text:p text:style-name="P28"/>
            <text:p text:style-name="P28">as far as - death</text:p>
          </table:table-cell>
        </table:table-row>
        <table:table-row>
          <table:table-cell table:style-name="表29.A2" office:value-type="string">
            <text:p text:style-name="P31">4:10</text:p>
            <text:p text:style-name="P31">וַיֹּאמֶר יְהוָה אַתָּה</text:p>
            <text:p text:style-name="P31"><text:s/>חַסְתָּ עַל־הַקִּיקָיוֹן אֲשֶׁר לֹא־עָמַלְתָּ בּוֹ</text:p>
            <text:p text:style-name="P3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28"/>
            <text:p text:style-name="P28"/>
            <text:p text:style-name="P28">and to say / jehovah / thou</text:p>
            <text:p text:style-name="P28"/>
            <text:p text:style-name="P28">to compassionate / above – the gourd</text:p>
            <text:p text:style-name="P28">which / not – to toil / on + him</text:p>
            <text:p text:style-name="P28"/>
            <text:p text:style-name="P28">and not / to twist + him / which son – night</text:p>
            <text:p text:style-name="P28">to exist / and son – night / to lose</text:p>
          </table:table-cell>
        </table:table-row>
        <table:table-row>
          <table:table-cell table:style-name="表29.A2" office:value-type="string">
            <text:p text:style-name="P31">4:11</text:p>
            <text:p text:style-name="P31">וַאֲנִי לֹא אָחוּס </text:p>
            <text:p text:style-name="P31">עַל־נִינְוֵה הָעִיר הַגְּדוֹלָה אֲשֶׁר יֶשׁ־בָּהּ</text:p>
            <text:p text:style-name="P31"/>
            <text:p text:style-name="P31"><text:s/>הַרְבֵּה מִשְׁתֵּים־עֶשְׂרֵה רִבּוֹ אָדָם אֲשֶׁר לֹא־יָדַע</text:p>
            <text:p text:style-name="P31"/>
            <text:p text:style-name="P31"><text:s/>בֵּין־יְמִינוֹ לִשְׂמֹאלוֹ וּבְהֵמָה רַבָּה</text:p>
          </table:table-cell>
          <table:table-cell table:style-name="表29.B2" office:value-type="string">
            <text:p text:style-name="P28"/>
            <text:p text:style-name="P28"/>
            <text:p text:style-name="P28">and I / not / to compassionate</text:p>
            <text:p text:style-name="P28"/>
            <text:p text:style-name="P28">above – nineveh / the city</text:p>
            <text:p text:style-name="P28"/>
            <text:p text:style-name="P28">the great / which / to exist – on + thereof</text:p>
            <text:p text:style-name="P28"/>
            <text:p text:style-name="P28"/>
            <text:p text:style-name="P28">to increase / from two fold – ten</text:p>
            <text:p text:style-name="P28"/>
            <text:p text:style-name="P28">myriad / man / which / not – to know</text:p>
            <text:p text:style-name="P28"/>
            <text:p text:style-name="P28">between – right + his / tow. left + his</text:p>
            <text:p text:style-name="P28">and aninal / abundant</text:p>
          </table:table-cell>
        </table:table-row>
        <table:table-row>
          <table:table-cell table:style-name="表29.A2" office:value-type="string">
            <text:p text:style-name="P40">/] 20200405_100719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40">[20200406_09101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obadiah</text:p>
            <text:p text:style-name="P31">1:1</text:p>
            <text:p text:style-name="P31">חֲזוֹן עֹבַדְיָה כֹּה־אָמַר אֲדֹנָי יְהוִה לֶאֱדוֹם שְׁמוּעָה שָׁמַעְנוּ מֵאֵת יְהוָה וְצִיר בַּגּוֹיִם</text:p>
            <text:p text:style-name="P31"><text:s/>שֻׁלָּח קוּמוּ וְנָקוּמָה עָלֶיהָ לַמִּלְחָמָה</text:p>
          </table:table-cell>
          <table:table-cell table:style-name="表29.B2" office:value-type="string">
            <text:p text:style-name="P28"/>
            <text:p text:style-name="P28"/>
            <text:p text:style-name="P28"/>
            <text:p text:style-name="P28"/>
            <text:p text:style-name="P28">oracle / ovadyah / like this – to say</text:p>
            <text:p text:style-name="P28">Lord / jehovah / tow. Edom</text:p>
            <text:p text:style-name="P28">heard / to hear / from self</text:p>
            <text:p text:style-name="P28"/>
            <text:p text:style-name="P28">jehovah / and a herald / to nations</text:p>
            <text:p text:style-name="P28">to send / to rise / and to rise</text:p>
            <text:p text:style-name="P28"/>
            <text:p text:style-name="P28"/>
            <text:p text:style-name="P28">against thereof / tow. a battle</text:p>
          </table:table-cell>
        </table:table-row>
        <table:table-row>
          <table:table-cell table:style-name="表29.A2" office:value-type="string">
            <text:p text:style-name="P31">1:2</text:p>
            <text:p text:style-name="P31">הִנֵּה קָטֹן נְתַתִּי</text:p>
            <text:p text:style-name="P31">*</text:p>
            <text:p text:style-name="P31">בַּגּוֹיִם בָּזוּי אַתָּה מְאֹד</text:p>
          </table:table-cell>
          <table:table-cell table:style-name="表29.B2" office:value-type="string">
            <text:p text:style-name="P28"/>
            <text:p text:style-name="P28"/>
            <text:p text:style-name="P28">lo ! / diminutive / to give + thee</text:p>
            <text:p text:style-name="P28"/>
            <text:p text:style-name="P28"/>
            <text:p text:style-name="P28"/>
            <text:p text:style-name="P28">on Gentile / disesteem / thou / vehemently</text:p>
          </table:table-cell>
        </table:table-row>
        <table:table-row>
          <table:table-cell table:style-name="表29.A2" office:value-type="string">
            <text:p text:style-name="P31">1:3</text:p>
            <text:p text:style-name="P31">זְדוֹן לִבְּ</text:p>
            <text:p text:style-name="P31">*</text:p>
            <text:p text:style-name="P31">הִשִּׁיאֶ</text:p>
            <text:p text:style-name="P31">*</text:p>
            <text:p text:style-name="P31">שֹׁכְנִי בְחַגְוֵי־סֶּלַע מְרוֹם שִׁבְתּוֹ אֹמֵר בְּלִבּוֹ </text:p>
            <text:p text:style-name="P31"><text:soft-page-break/>מִי יוֹרִדֵנִי אָרֶץ</text:p>
          </table:table-cell>
          <table:table-cell table:style-name="表29.B2" office:value-type="string">
            <text:p text:style-name="P28"/>
            <text:p text:style-name="P28"/>
            <text:p text:style-name="P28">arrogance / heart + thy</text:p>
            <text:p text:style-name="P28"/>
            <text:p text:style-name="P28"/>
            <text:p text:style-name="P28"/>
            <text:p text:style-name="P28">to delude + thee</text:p>
            <text:p text:style-name="P28"/>
            <text:p text:style-name="P28"/>
            <text:p text:style-name="P28">to reside / on a lift – rock / altitude</text:p>
            <text:p text:style-name="P28">rest + his / to say / on center + his</text:p>
            <text:p text:style-name="P28"><text:soft-page-break/>who ? / to descend + me / the land</text:p>
          </table:table-cell>
        </table:table-row>
        <table:table-row>
          <table:table-cell table:style-name="表29.A2" office:value-type="string">
            <text:p text:style-name="P40">/] 20200406_0924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408_15123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1:4</text:p>
            <text:p text:style-name="P31">אִם־תַּגְבִּיהַּ כַּנֶּשֶׁר </text:p>
            <text:p text:style-name="P31">וְאִם־בֵּין כּוֹכָבִים שִׂים קִנֶּ</text:p>
            <text:p text:style-name="P31">*</text:p>
            <text:p text:style-name="P31">מִשָּׁם אוֹרִידְ</text:p>
            <text:p text:style-name="P31">*</text:p>
            <text:p text:style-name="P31">נְאֻם־יְהוָה</text:p>
          </table:table-cell>
          <table:table-cell table:style-name="表29.B2" office:value-type="string">
            <text:p text:style-name="P28"/>
            <text:p text:style-name="P28"/>
            <text:p text:style-name="P28">if – soaring aloft / as vulture</text:p>
            <text:p text:style-name="P28"/>
            <text:p text:style-name="P28">and if – between / stars / placed</text:p>
            <text:p text:style-name="P28"/>
            <text:p text:style-name="P28">nest + thee</text:p>
            <text:p text:style-name="P28"/>
            <text:p text:style-name="P28"/>
            <text:p text:style-name="P28">from there / I shall bring down + thee</text:p>
            <text:p text:style-name="P28"/>
            <text:p text:style-name="P28"/>
            <text:p text:style-name="P28">averment - jehovah</text:p>
          </table:table-cell>
        </table:table-row>
        <table:table-row>
          <table:table-cell table:style-name="表29.A2" office:value-type="string">
            <text:p text:style-name="P31">1:5</text:p>
            <text:p text:style-name="P31">אִם־גַּנָּבִים בָּאוּ־לְ</text:p>
            <text:p text:style-name="P31">*</text:p>
            <text:p text:style-name="P31">אִם־שׁוֹדְדֵי לַיְלָה אֵי</text:p>
            <text:p text:style-name="P31">#</text:p>
            <text:p text:style-name="P31">נִדְמֵיתָה הֲלוֹא יִגְנְבוּ דַּיָּם אִם־בֹּצְרִים בָּאוּ לָ</text:p>
            <text:p text:style-name="P31">#</text:p>
            <text:p text:style-name="P31">הֲלוֹא יַשְׁאִירוּ עֹלֵלוֹת</text:p>
          </table:table-cell>
          <table:table-cell table:style-name="表29.B2" office:value-type="string">
            <text:p text:style-name="P28"/>
            <text:p text:style-name="P28"/>
            <text:p text:style-name="P28">if – thieves / come – to you</text:p>
            <text:p text:style-name="P28"/>
            <text:p text:style-name="P28"/>
            <text:p text:style-name="P28"/>
            <text:p text:style-name="P28">if – devastating / night / how</text:p>
            <text:p text:style-name="P28"/>
            <text:p text:style-name="P28"/>
            <text:p text:style-name="P28">you are stilled / not / they shall steal</text:p>
            <text:p text:style-name="P28">quota + them / if – picking grapes / they come / to thee</text:p>
            <text:p text:style-name="P28"/>
            <text:p text:style-name="P28">not / they shall let remain / clean gleanings</text:p>
          </table:table-cell>
        </table:table-row>
        <text:soft-page-break/>
        <table:table-row>
          <table:table-cell table:style-name="表29.A2" office:value-type="string">
            <text:p text:style-name="P40">/] 20200408_1549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409_08380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1:6</text:p>
            <text:p text:style-name="P31">אֵי</text:p>
            <text:p text:style-name="P31">#</text:p>
            <text:p text:style-name="P31">נֶחְפְּשׂוּ עֵשָׂו נִבְעוּ מַצְפֻּנָיו</text:p>
          </table:table-cell>
          <table:table-cell table:style-name="表29.B2" office:value-type="string">
            <text:p text:style-name="P28"/>
            <text:p text:style-name="P28"/>
            <text:p text:style-name="P28">how ?</text:p>
            <text:p text:style-name="P28"/>
            <text:p text:style-name="P28"/>
            <text:p text:style-name="P28">they are searched / Esav / they are extruded</text:p>
            <text:p text:style-name="P28">secret + his</text:p>
          </table:table-cell>
        </table:table-row>
        <table:table-row>
          <table:table-cell table:style-name="表29.A2" office:value-type="string">
            <text:p text:style-name="P31">1:7</text:p>
            <text:p text:style-name="P31">עַד-הַגְּבוּל שִׁלְּחוּךָ, </text:p>
            <text:p text:style-name="P31"/>
            <text:p text:style-name="P31">כֹּל אַנְשֵׁי בְרִיתֶךָ--הִשִּׁיאוּךָ יָכְלוּ לְךָ,</text:p>
            <text:p text:style-name="P31"/>
            <text:p text:style-name="P31"><text:s/>אַנְשֵׁי שְׁלֹמֶךָ; לַחְמְךָ,</text:p>
            <text:p text:style-name="P31"/>
            <text:p text:style-name="P31"><text:s/>יָשִׂימוּ מָזוֹר תַּחְתֶּיךָ--אֵין תְּבוּנָה, בּוֹ.</text:p>
          </table:table-cell>
          <table:table-cell table:style-name="表29.B2" office:value-type="string">
            <text:p text:style-name="P28"/>
            <text:p text:style-name="P28"/>
            <text:p text:style-name="P28">as far as – the boundary / to send thee</text:p>
            <text:p text:style-name="P28"/>
            <text:p text:style-name="P28">all / mortal / covenat + thee</text:p>
            <text:p text:style-name="P28"/>
            <text:p text:style-name="P28">they lure + thee / they prevail / to + thee</text:p>
            <text:p text:style-name="P28"/>
            <text:p text:style-name="P28"/>
            <text:p text:style-name="P28">mortals / peace + thee / bread + thee</text:p>
            <text:p text:style-name="P28"/>
            <text:p text:style-name="P28"/>
            <text:p text:style-name="P28">they shall place / malady / under thee</text:p>
            <text:p text:style-name="P28">there is no / understanding / in him</text:p>
          </table:table-cell>
        </table:table-row>
        <table:table-row>
          <table:table-cell table:style-name="表29.A2" office:value-type="string">
            <text:p text:style-name="P31">1:8</text:p>
            <text:p text:style-name="P31">ח <text:s/>הֲלוֹא בַּיּוֹם הַהוּא, נְאֻם-יְהוָה, וְהַאֲבַדְתִּי <text:soft-page-break/>חֲכָמִים מֵאֱדוֹם, וּתְבוּנָה מֵהַר עֵשָׂו.</text:p>
          </table:table-cell>
          <table:table-cell table:style-name="表29.B2" office:value-type="string">
            <text:p text:style-name="P28"/>
            <text:p text:style-name="P28"/>
            <text:p text:style-name="P28">not / in the day / the he</text:p>
            <text:p text:style-name="P28"/>
            <text:p text:style-name="P28">oracle – jehovah / and I destroy</text:p>
            <text:p text:style-name="P28"/>
            <text:p text:style-name="P28"><text:soft-page-break/>wise men / from Edom</text:p>
            <text:p text:style-name="P28">and understanding / from mountain / Esau</text:p>
          </table:table-cell>
        </table:table-row>
        <table:table-row>
          <table:table-cell table:style-name="表29.A2" office:value-type="string">
            <text:p text:style-name="P40">/] 20200409_08560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1:9</text:p>
            <text:p text:style-name="P31">וְחַתּוּ גִבּוֹרֶיךָ, </text:p>
            <text:p text:style-name="P31"/>
            <text:p text:style-name="P31">תֵּימָן, לְמַעַן יִכָּרֶת-אִישׁ</text:p>
            <text:p text:style-name="P31"/>
            <text:p text:style-name="P31"><text:s/>מֵהַר עֵשָׂו, מִקָּטֶל.</text:p>
          </table:table-cell>
          <table:table-cell table:style-name="表29.B2" office:value-type="string">
            <text:p text:style-name="P28"/>
            <text:p text:style-name="P28"/>
            <text:p text:style-name="P28">and they are dismayed / masterful men + thy</text:p>
            <text:p text:style-name="P28"/>
            <text:p text:style-name="P28"/>
            <text:p text:style-name="P28">Teman / so that / he shall be cut off – man</text:p>
            <text:p text:style-name="P28"/>
            <text:p text:style-name="P28"/>
            <text:p text:style-name="P28">from mountain / Esan / from death</text:p>
          </table:table-cell>
        </table:table-row>
        <table:table-row>
          <table:table-cell table:style-name="表29.A2" office:value-type="string">
            <text:p text:style-name="P31">1:10</text:p>
            <text:p text:style-name="P31">מֵחֲמַס אָחִיךָ יַעֲקֹב, תְּכַסְּךָ בוּשָׁה; </text:p>
            <text:p text:style-name="P31">וְנִכְרַתָּ, לְעוֹלָם.</text:p>
          </table:table-cell>
          <table:table-cell table:style-name="表29.B2" office:value-type="string">
            <text:p text:style-name="P28"/>
            <text:p text:style-name="P28"/>
            <text:p text:style-name="P28">from violence / brother + thy / jacob</text:p>
            <text:p text:style-name="P28">she shall cover + thee / shame</text:p>
            <text:p text:style-name="P28"/>
            <text:p text:style-name="P28">and you are cut off / for eon</text:p>
          </table:table-cell>
        </table:table-row>
        <table:table-row>
          <table:table-cell table:style-name="表29.A2" office:value-type="string">
            <text:p text:style-name="P31">1:11</text:p>
            <text:p text:style-name="P31"><text:s/>בְּיוֹם עֲמָדְךָ מִנֶּגֶד, בְּיוֹם שְׁבוֹת זָרִים חֵילוֹ; וְנָכְרִים בָּאוּ שְׁעָרָו, וְעַל-יְרוּשָׁלִַם יַדּוּ </text:p>
            <text:p text:style-name="P31"/>
            <text:p text:style-name="P31"><text:soft-page-break/>גוֹרָל--גַּם-אַתָּה, כְּאַחַד מֵהֶם.</text:p>
          </table:table-cell>
          <table:table-cell table:style-name="表29.B2" office:value-type="string">
            <text:p text:style-name="P28"/>
            <text:p text:style-name="P28"/>
            <text:p text:style-name="P28">in day / to stand + thee / from aloof</text:p>
            <text:p text:style-name="P28">in day / to capture / aliens / estate + his</text:p>
            <text:p text:style-name="P28">and foreign ones / to enter / gate + his</text:p>
            <text:p text:style-name="P28">and above – jerusalem / to handle</text:p>
            <text:p text:style-name="P28"/>
            <text:p text:style-name="P28"><text:soft-page-break/>lot – also – thou / as one</text:p>
            <text:p text:style-name="P28"/>
            <text:p text:style-name="P28">from them</text:p>
          </table:table-cell>
        </table:table-row>
        <table:table-row>
          <table:table-cell table:style-name="表29.A2" office:value-type="string">
            <text:p text:style-name="P40">/] 20200411_10111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412_1010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1:12</text:p>
            <text:p text:style-name="P31">וְאַל-תֵּרֶא </text:p>
            <text:p text:style-name="P31">בְיוֹם-אָחִיךָ, </text:p>
            <text:p text:style-name="P31">בְּיוֹם נָכְרוֹ,</text:p>
            <text:p text:style-name="P31"><text:s/>וְאַל-תִּשְׂמַח לִבְנֵי-יְהוּדָה, </text:p>
            <text:p text:style-name="P31">בְּיוֹם אָבְדָם; </text:p>
            <text:p text:style-name="P31">וְאַל-תַּגְדֵּל פִּיךָ, </text:p>
            <text:p text:style-name="P31">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you are seeing</text:p>
            <text:p text:style-name="P28"/>
            <text:p text:style-name="P28">in the day – brother + thy</text:p>
            <text:p text:style-name="P28"/>
            <text:p text:style-name="P28">in the day / disaster + his</text:p>
            <text:p text:style-name="P28"/>
            <text:p text:style-name="P28">and must not – rejoicing / to sons – judah</text:p>
            <text:p text:style-name="P28"/>
            <text:p text:style-name="P28">in the day / to be destroyed + them</text:p>
            <text:p text:style-name="P28">and must not – to magnify / mouth + thy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31">1:13</text:p>
            <text:p text:style-name="P31">אַל-תָּבוֹא בְשַׁעַר-עַמִּי</text:p>
            <text:p text:style-name="P31"><text:s/>בְּיוֹם אֵידָם,</text:p>
            <text:p text:style-name="P31"><text:s/>אַל-תֵּרֶא גַם-אַתָּה בְּרָעָתוֹ בְּיוֹם אֵידוֹ; </text:p>
            <text:p text:style-name="P31">וְאַל-תִּשְׁלַחְנָה</text:p>
            <text:p text:style-name="P31"><text:s/>בְחֵילוֹ, בְּיוֹם אֵידוֹ.</text:p>
          </table:table-cell>
          <table:table-cell table:style-name="表29.B2" office:value-type="string">
            <text:p text:style-name="P28"/>
            <text:p text:style-name="P28"/>
            <text:p text:style-name="P28">must not – to enter / in gate – people + my</text:p>
            <text:p text:style-name="P28">in the day / calamity + them</text:p>
            <text:p text:style-name="P28"/>
            <text:p text:style-name="P28">must not – to see / also – thou</text:p>
            <text:p text:style-name="P28"/>
            <text:p text:style-name="P28">in evil + his / in the day / calamity + his</text:p>
            <text:p text:style-name="P28">and must not – to stretch forth</text:p>
            <text:p text:style-name="P28"/>
            <text:p text:style-name="P28">in estate + his / in the day / calamity + his</text:p>
          </table:table-cell>
        </table:table-row>
        <text:soft-page-break/>
        <table:table-row>
          <table:table-cell table:style-name="表29.A2" office:value-type="string">
            <text:p text:style-name="P31">1:14</text:p>
            <text:p text:style-name="P31">וְאַל-תַּעֲמֹד, עַל-הַפֶּרֶק,</text:p>
            <text:p text:style-name="P3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28"/>
            <text:p text:style-name="P28"/>
            <text:p text:style-name="P28">and must not – to stand / on – the schism</text:p>
            <text:p text:style-name="P28">to. to cut off / self – delivered ones + his</text:p>
            <text:p text:style-name="P28">and must not – to enclose / survivors + him</text:p>
            <text:p text:style-name="P28">in the day / distress</text:p>
          </table:table-cell>
        </table:table-row>
        <table:table-row>
          <table:table-cell table:style-name="表29.A2" office:value-type="string">
            <text:p text:style-name="P40">/] 20200412_10282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413_1501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1:15</text:p>
            <text:p text:style-name="P31">כִּי-קָרוֹב יוֹם-יְהוָה, </text:p>
            <text:p text:style-name="P31">עַל-כָּל-הַגּוֹיִם: <text:s/>כַּאֲשֶׁר עָשִׂיתָ יֵעָשֶׂה לָּךְ, </text:p>
            <text:p text:style-name="P31">גְּמֻלְךָ יָשׁוּב בְּרֹאשֶׁךָ.</text:p>
          </table:table-cell>
          <table:table-cell table:style-name="表29.B2" office:value-type="string">
            <text:p text:style-name="P28"/>
            <text:p text:style-name="P28"/>
            <text:p text:style-name="P28">for – near / day – jehovah</text:p>
            <text:p text:style-name="P28">above – all – nations / like which</text:p>
            <text:p text:style-name="P28"/>
            <text:p text:style-name="P28">to do / he shall be done / to thee</text:p>
            <text:p text:style-name="P28"/>
            <text:p text:style-name="P28">requital + thee / to return / in the head + thee</text:p>
          </table:table-cell>
        </table:table-row>
        <table:table-row>
          <table:table-cell table:style-name="表29.A2" office:value-type="string">
            <text:p text:style-name="P31">1:16</text:p>
            <text:p text:style-name="P31">כִּי, כַּאֲשֶׁר שְׁתִיתֶם </text:p>
            <text:p text:style-name="P31">עַל-הַר קָדְשִׁי, </text:p>
            <text:p text:style-name="P31"/>
            <text:p text:style-name="P31">יִשְׁתּוּ כָל-הַגּוֹיִם,</text:p>
            <text:p text:style-name="P31"><text:s/>תָּמִיד; וְשָׁתוּ </text:p>
            <text:p text:style-name="P31">וְלָעוּ, וְהָיוּ </text:p>
            <text:p text:style-name="P31">כְּלוֹא הָיוּ.<text:tab/></text:p>
          </table:table-cell>
          <table:table-cell table:style-name="表29.B2" office:value-type="string">
            <text:p text:style-name="P28"/>
            <text:p text:style-name="P28"/>
            <text:p text:style-name="P28">for / like which / you drink</text:p>
            <text:p text:style-name="P28"/>
            <text:p text:style-name="P28">above – mountain / holiness + my</text:p>
            <text:p text:style-name="P28"/>
            <text:p text:style-name="P28">they shall drink / all – nations</text:p>
            <text:p text:style-name="P28"/>
            <text:p text:style-name="P28">continually / and they drink</text:p>
            <text:p text:style-name="P28"/>
            <text:p text:style-name="P28">and they swallow / and they become</text:p>
            <text:p text:style-name="P28">like not / to become</text:p>
          </table:table-cell>
        </table:table-row>
        <table:table-row>
          <table:table-cell table:style-name="表29.A2" office:value-type="string">
            <text:p text:style-name="P31">1:17</text:p>
            <text:p text:style-name="P31"><text:soft-page-break/>וּבְהַר צִיּוֹן תִּהְיֶה פְלֵיטָה, וְהָיָה קֹדֶשׁ; וְיָרְשׁוּ בֵּית יַעֲקֹב,</text:p>
            <text:p text:style-name="P31"><text:s/>אֵת מוֹרָשֵׁיהֶם.</text:p>
          </table:table-cell>
          <table:table-cell table:style-name="表29.B2" office:value-type="string">
            <text:p text:style-name="P28"/>
            <text:p text:style-name="P28"><text:soft-page-break/></text:p>
            <text:p text:style-name="P28">and on mountain / zion / she shall become</text:p>
            <text:p text:style-name="P28">deliverance / and to become / holiness</text:p>
            <text:p text:style-name="P28">and they tenant / house / jacov</text:p>
            <text:p text:style-name="P28"/>
            <text:p text:style-name="P28">self / tenancies + them</text:p>
          </table:table-cell>
        </table:table-row>
        <table:table-row>
          <table:table-cell table:style-name="表29.A2" office:value-type="string">
            <text:p text:style-name="P40">/] 20200413_15255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40">[20200414_12160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1:18</text:p>
            <text:p text:style-name="P31">וְהָיָה בֵית-יַעֲקֹב אֵשׁ וּבֵית יוֹסֵף לֶהָבָה, וּבֵית עֵשָׂו לְקַשׁ, וְדָלְקוּ </text:p>
            <text:p text:style-name="P31"/>
            <text:p text:style-name="P31">בָהֶם, וַאֲכָלוּם; </text:p>
            <text:p text:style-name="P31">וְלֹא-יִהְיֶה שָׂרִיד</text:p>
            <text:p text:style-name="P31"><text:s/>לְבֵית עֵשָׂו, כִּי יְהוָה דִּבֵּר.</text:p>
          </table:table-cell>
          <table:table-cell table:style-name="表29.B2" office:value-type="string">
            <text:p text:style-name="P28"/>
            <text:p text:style-name="P28"/>
            <text:p text:style-name="P28">and he becomes / house – jacob / fire</text:p>
            <text:p text:style-name="P28">and house / josef / blaze / and house</text:p>
            <text:p text:style-name="P28">esau / to straw / and they flare up</text:p>
            <text:p text:style-name="P28"/>
            <text:p text:style-name="P28">in them / and they devour + them</text:p>
            <text:p text:style-name="P28"/>
            <text:p text:style-name="P28">and not – to become / survivors</text:p>
            <text:p text:style-name="P28"/>
            <text:p text:style-name="P28">for house / esau / that / jehovah</text:p>
            <text:p text:style-name="P28"/>
            <text:p text:style-name="P28">to speak</text:p>
          </table:table-cell>
        </table:table-row>
        <table:table-row>
          <table:table-cell table:style-name="表29.A2" office:value-type="string">
            <text:p text:style-name="P31">1:19</text:p>
            <text:p text:style-name="P31">וְיָרְשׁוּ הַנֶּגֶב אֶת-הַר עֵשָׂו,</text:p>
            <text:p text:style-name="P31"><text:s/>וְהַשְּׁפֵלָה </text:p>
            <text:p text:style-name="P31">אֶת-פְּלִשְׁתִּים, וְיָרְשׁוּ <text:soft-page-break/>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28"/>
            <text:p text:style-name="P28"/>
            <text:p text:style-name="P28">and they tenant / negev / self – mountain esau</text:p>
            <text:p text:style-name="P28"/>
            <text:p text:style-name="P28">and hashfela</text:p>
            <text:p text:style-name="P28"/>
            <text:p text:style-name="P28">self – palestine / and they tenant</text:p>
            <text:p text:style-name="P28"/>
            <text:p text:style-name="P28"/>
            <text:p text:style-name="P28"><text:soft-page-break/>self – field / efraim / and self</text:p>
            <text:p text:style-name="P28"/>
            <text:p text:style-name="P28">field / samaria / and benjamin</text:p>
            <text:p text:style-name="P28"/>
            <text:p text:style-name="P28">self – the gilead</text:p>
          </table:table-cell>
        </table:table-row>
        <table:table-row>
          <table:table-cell table:style-name="表29.A2" office:value-type="string">
            <text:p text:style-name="P31">1:20</text:p>
            <text:p text:style-name="P31">וְגָלֻת הַחֵל-הַזֶּה </text:p>
            <text:p text:style-name="P31">לִבְנֵי יִשְׂרָאֵל אֲשֶׁר-כְּנַעֲנִים, </text:p>
            <text:p text:style-name="P3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28"/>
            <text:p text:style-name="P28"/>
            <text:p text:style-name="P28">and deportation / the army – the this</text:p>
            <text:p text:style-name="P28">to sons / israel / who – cannanites</text:p>
            <text:p text:style-name="P28"/>
            <text:p text:style-name="P28">unto – zarephath / and deportation</text:p>
            <text:p text:style-name="P28">jerusalem / who / </text:p>
            <text:p text:style-name="P28"/>
            <text:p text:style-name="P28">in sep<text:span text:style-name="T16">harad – they tenant / self/ cities</text:span></text:p>
            <text:p text:style-name="P28"><text:span text:style-name="T16">the negev</text:span></text:p>
          </table:table-cell>
        </table:table-row>
        <table:table-row>
          <table:table-cell table:style-name="表29.A2" office:value-type="string">
            <text:p text:style-name="P31">1:21</text:p>
            <text:p text:style-name="P31">וְעָלוּ מוֹשִׁעִים </text:p>
            <text:p text:style-name="P31">בְּהַר צִיּוֹן, לִשְׁפֹּט </text:p>
            <text:p text:style-name="P31"/>
            <text:p text:style-name="P31">אֶת-הַר עֵשָׂו;</text:p>
            <text:p text:style-name="P31"><text:s/>וְהָיְתָה לַיהוָה, הַמְּלוּכָה. <text:s/>{ש}</text:p>
          </table:table-cell>
          <table:table-cell table:style-name="表29.B2" office:value-type="string">
            <text:p text:style-name="P28"/>
            <text:p text:style-name="P28"/>
            <text:p text:style-name="P28">and they come up / ones saving</text:p>
            <text:p text:style-name="P28"/>
            <text:p text:style-name="P28">unto mountain / zion / to. to judge</text:p>
            <text:p text:style-name="P28"/>
            <text:p text:style-name="P28">self – mountain esau</text:p>
            <text:p text:style-name="P28"/>
            <text:p text:style-name="P28">and she becomes / to. jehova / the kingdom</text:p>
          </table:table-cell>
        </table:table-row>
        <table:table-row>
          <table:table-cell table:style-name="表29.A2" office:value-type="string">
            <text:p text:style-name="P31">Proverbs Chapter 1 מִשְׁלֵי</text:p>
            <text:p text:style-name="P31">1:1</text:p>
            <text:p text:style-name="P31"><text:soft-page-break/>מִשְׁלֵי, שְׁלֹמֹה בֶן-דָּוִד-- <text:s text:c="3"/>מֶלֶךְ, יִשְׂרָאֵל.</text:p>
          </table:table-cell>
          <table:table-cell table:style-name="表29.B2" office:value-type="string">
            <text:p text:style-name="P28"/>
            <text:p text:style-name="P28"/>
            <text:p text:style-name="P28">proverb</text:p>
            <text:p text:style-name="P28"/>
            <text:p text:style-name="P28"/>
            <text:p text:style-name="P28"/>
            <text:p text:style-name="P28"><text:soft-page-break/>proverb / solomon / son – david</text:p>
            <text:p text:style-name="P28"/>
            <text:p text:style-name="P28">king / israel</text:p>
          </table:table-cell>
        </table:table-row>
        <table:table-row>
          <table:table-cell table:style-name="表29.A2" office:value-type="string">
            <text:p text:style-name="P31">1:2</text:p>
            <text:p text:style-name="P31">לָדַעַת חָכְמָה וּמוּסָר; <text:s text:c="3"/>לְהָבִין, אִמְרֵי בִינָה.</text:p>
          </table:table-cell>
          <table:table-cell table:style-name="表29.B2" office:value-type="string">
            <text:p text:style-name="P28"/>
            <text:p text:style-name="P28"/>
            <text:p text:style-name="P28">to. to know / wisdom / and admonition</text:p>
            <text:p text:style-name="P28">to. to understand / sayings / understanding</text:p>
          </table:table-cell>
        </table:table-row>
        <table:table-row>
          <table:table-cell table:style-name="表29.A2" office:value-type="string">
            <text:p text:style-name="P40">/] 20200414_143508</text:p>
          </table:table-cell>
          <table:table-cell table:style-name="表29.B2" office:value-type="string">
            <text:p text:style-name="P12">@@@</text:p>
          </table:table-cell>
        </table:table-row>
        <table:table-row>
          <table:table-cell table:style-name="表29.A2" office:value-type="string">
            <text:p text:style-name="P4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>1:3</text:p>
            <text:p text:style-name="P3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1">1:4</text:p>
            <text:p text:style-name="P31">לָתֵת לִפְתָאיִם עָרְמָה; <text:s text:c="3"/>לְנַעַר, דַּעַת וּמְזִמָּה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1">1:5</text:p>
            <text:p text:style-name="P31">יִשְׁמַע חָכָם, וְיוֹסֶף לֶקַח; <text:s text:c="3"/>וְנָבוֹן, תַּחְבֻּלוֹת יִקְנֶה.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1">1:6</text:p>
            <text:p text:style-name="P31">לְהָבִין מָשָׁל, וּמְלִיצָה; <text:s text:c="3"/>דִּבְרֵי חֲכָמִים, וְחִידֹתָם.</text:p>
          </table:table-cell>
          <table:table-cell table:style-name="表29.B2" office:value-type="string">
            <text:p text:style-name="P28"/>
          </table:table-cell>
        </table:table-row>
        <text:soft-page-break/>
        <table:table-row table:style-name="表29.87">
          <table:table-cell table:style-name="表29.A2" office:value-type="string">
            <text:p text:style-name="P40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40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31"/>
          </table:table-cell>
          <table:table-cell table:style-name="表29.B2" office:value-type="string">
            <text:p text:style-name="P28"/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</text:p>
      <text:p text:style-name="P7"/>
      <text:p text:style-name="P12"/>
      <text:p text:style-name="P10"/>
      <text:p text:style-name="P18">------------------------------------------------------------</text:p>
      <text:p text:style-name="P18">[XXX] 20200327_115755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31"/>
          </table:table-cell>
          <table:table-cell table:style-name="表30.B1" office:value-type="string">
            <text:p text:style-name="P28"/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</text:p>
      <text:p text:style-name="P7"/>
      <text:p text:style-name="P10"/>
      <text:p text:style-name="P10"/>
      <text:p text:style-name="P10"/>
      <text:p text:style-name="P10"/>
      <text:p text:style-name="P5">------------------------------------------------------------ TEMPLATE<text:change text:change-id="ct161323560"/></text:p>
      <text:p text:style-name="P18">------------------------------------------------------------</text:p>
      <text:p text:style-name="P18"><text:soft-page-break/>[XXX] </text:p>
      <text:p text:style-name="P7"/>
      <text:p text:style-name="P21"><text:span text:style-name="T1">1. </text:span><text:span text:style-name="T2">XX:XX</text:span></text:p>
      <text:p text:style-name="P2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31"/>
          </table:table-cell>
          <table:table-cell table:style-name="表49.B1" office:value-type="string">
            <text:p text:style-name="P28"/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 </text:p>
      <text:p text:style-name="P7"/>
      <text:p text:style-name="P10"/>
      <text:p text:style-name="P10"/>
      <text:p text:style-name="P15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31"/>
          </table:table-cell>
        </table:table-row>
        <table:table-row>
          <table:table-cell table:style-name="表15.A2" office:value-type="string">
            <text:p text:style-name="P42"/>
          </table:table-cell>
        </table:table-row>
      </table:table>
      <text:p text:style-name="P15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31"/>
          </table:table-cell>
        </table:table-row>
        <table:table-row>
          <table:table-cell table:style-name="表16.A2" office:value-type="string">
            <text:p text:style-name="P42"/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</text:p>
      <text:p text:style-name="P7"/>
      <text:p text:style-name="P7"/>
      <text:p text:style-name="P14"/>
      <text:p text:style-name="P10"/>
      <text:p text:style-name="P15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31"/>
          </table:table-cell>
        </table:table-row>
        <text:soft-page-break/>
        <table:table-row>
          <table:table-cell table:style-name="表3.A2" office:value-type="string">
            <text:p text:style-name="P42"/>
          </table:table-cell>
        </table:table-row>
      </table:table>
      <text:p text:style-name="P15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31"/>
          </table:table-cell>
        </table:table-row>
        <table:table-row>
          <table:table-cell table:style-name="表50.A2" office:value-type="string">
            <text:p text:style-name="P42"/>
          </table:table-cell>
        </table:table-row>
      </table:table>
      <text:p text:style-name="P13"/>
      <text:p text:style-name="P21"><text:span text:style-name="T3">[next] </text:span><text:span text:style-name="T4">XX:XX</text:span></text:p>
      <text:p text:style-name="P7"/>
      <text:p text:style-name="P19">[/  XXX]</text:p>
      <text:p text:style-name="P7"/>
      <text:p text:style-name="P7"/>
      <text:p text:style-name="P7"/>
      <text:p text:style-name="P7"/>
      <text:p text:style-name="P30">/------------------------------------------------------------ /TEMPLATE</text:p>
      <text:p text:style-name="P7"/>
      <text:p text:style-name="P16">--------------------------------------- [STEPS : closing] 20191009_161940</text:p>
      <text:list xml:id="list3540876724743892196" text:style-name="L2">
        <text:list-item>
          <text:p text:style-name="P17">time label ==&gt; paste</text:p>
        </text:list-item>
        <text:list-item>
          <text:p text:style-name="P17">“@@@” ==&gt; move to → at the bottom of the doc area</text:p>
        </text:list-item>
        <text:list-item>
          <text:p text:style-name="P17">DUP : template</text:p>
        </text:list-item>
        <text:list-item>
          <text:p text:style-name="P17">close</text:p>
          <text:list>
            <text:list-item>
              <text:p text:style-name="P17">web pages</text:p>
            </text:list-item>
            <text:list-item>
              <text:p text:style-name="P17">sheet file</text:p>
            </text:list-item>
            <text:list-item>
              <text:p text:style-name="P17">folders (if any)</text:p>
            </text:list-item>
            <text:list-item>
              <text:p text:style-name="P17">this</text:p>
            </text:list-item>
          </text:list>
        </text:list-item>
      </text:list>
      <text:p text:style-name="P16">/ --------------------------------------- [STEPS : closing] 20191009_161940 /</text:p>
      <text:p text:style-name="P1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44"/>
          </table:table-cell>
          <table:table-cell table:style-name="表236.A1" office:value-type="string">
            <text:p text:style-name="P44">TH</text:p>
          </table:table-cell>
          <table:table-cell table:style-name="表236.C1" office:value-type="string">
            <text:p text:style-name="P44">“the”</text:p>
          </table:table-cell>
        </table:table-row>
        <table:table-row>
          <table:table-cell table:style-name="表236.A2" office:value-type="string">
            <text:p text:style-name="P44"/>
          </table:table-cell>
          <table:table-cell table:style-name="表236.A2" office:value-type="string">
            <text:p text:style-name="P44">gh</text:p>
          </table:table-cell>
          <table:table-cell table:style-name="表236.C2" office:value-type="string">
            <text:p text:style-name="P44">arabic ghain</text:p>
          </table:table-cell>
        </table:table-row>
        <table:table-row>
          <table:table-cell table:style-name="表236.A2" office:value-type="string">
            <text:p text:style-name="P44"/>
          </table:table-cell>
          <table:table-cell table:style-name="表236.A2" office:value-type="string">
            <text:p text:style-name="P44">dz</text:p>
          </table:table-cell>
          <table:table-cell table:style-name="表236.C2" office:value-type="string">
            <text:p text:style-name="P44">arabic ẓ (ðˁ) (ظ</text:p>
          </table:table-cell>
        </table:table-row>
        <table:table-row>
          <table:table-cell table:style-name="表236.A2" office:value-type="string">
            <text:p text:style-name="P44"/>
          </table:table-cell>
          <table:table-cell table:style-name="表236.A2" office:value-type="string">
            <text:p text:style-name="P43">a_</text:p>
          </table:table-cell>
          <table:table-cell table:style-name="表236.C2" office:value-type="string">
            <text:p text:style-name="P44">“<text:span text:style-name="T17">a</text:span>”</text:p>
          </table:table-cell>
        </table:table-row>
        <table:table-row>
          <table:table-cell table:style-name="表236.A2" office:value-type="string">
            <text:p text:style-name="P44"/>
          </table:table-cell>
          <table:table-cell table:style-name="表236.A2" office:value-type="string">
            <text:p text:style-name="P43">*</text:p>
          </table:table-cell>
          <table:table-cell table:style-name="表236.C2" office:value-type="string">
            <text:p text:style-name="P44">kha:</text:p>
          </table:table-cell>
        </table:table-row>
        <table:table-row>
          <table:table-cell table:style-name="表236.A2" office:value-type="string">
            <text:p text:style-name="P44"/>
          </table:table-cell>
          <table:table-cell table:style-name="表236.A2" office:value-type="string">
            <text:p text:style-name="P43">** (#)</text:p>
          </table:table-cell>
          <table:table-cell table:style-name="表236.C2" office:value-type="string">
            <text:p text:style-name="P44">kh</text:p>
          </table:table-cell>
        </table:table-row>
      </table:table>
      <text:p text:style-name="P16"/>
      <text:p text:style-name="P16"><text:soft-page-break/></text:p>
      <text:p text:style-name="P16">/ --------------------------------------- [SYMBOLS] 20191113_111045 /</text:p>
      <text:p text:style-name="P16"/>
      <text:p text:style-name="P16"/>
      <table:table table:name="表276" table:style-name="表276">
        <table:table-column table:style-name="表276.A"/>
        <table:table-row>
          <table:table-cell table:style-name="表276.A1" office:value-type="string">
            <text:p text:style-name="P4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5"/>
          </table:table-cell>
        </table:table-row>
      </table:table>
      <text:p text:style-name="P41"/>
      <text:p text:style-name="P3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4T14:35:11.27</dc:date>
    <dc:creator>iwabuchi ken</dc:creator>
    <meta:editing-duration>P4DT21H29M5S</meta:editing-duration>
    <meta:editing-cycles>274</meta:editing-cycles>
    <meta:generator>OpenOffice/4.1.3$Win32 OpenOffice.org_project/413m1$Build-9783</meta:generator>
    <meta:document-statistic meta:table-count="35" meta:image-count="0" meta:object-count="0" meta:page-count="55" meta:paragraph-count="1366" meta:word-count="6576" meta:character-count="34108"/>
  </office:meta>
</office:document-meta>
</file>